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5.858cm"/>
    </style:style>
    <style:style style:name="Table1.C" style:family="table-column">
      <style:table-column-properties style:column-width="2.642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background-color="#ff6d6d" style:writing-mode="page">
        <style:background-image/>
      </style:table-cell-properties>
    </style:style>
    <style:style style:name="Table1.A2" style:family="table-cell">
      <style:table-cell-properties style:writing-mode="page"/>
    </style:style>
    <style:style style:name="Table1.B2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A3" style:family="table-cell">
      <style:table-cell-properties style:writing-mode="page"/>
    </style:style>
    <style:style style:name="Table1.B3" style:family="table-cell">
      <style:table-cell-properties style:writing-mode="page"/>
    </style:style>
    <style:style style:name="Table1.C3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A4" style:family="table-cell">
      <style:table-cell-properties style:writing-mode="page"/>
    </style:style>
    <style:style style:name="Table1.B4" style:family="table-cell">
      <style:table-cell-properties style:writing-mode="page"/>
    </style:style>
    <style:style style:name="Table1.C4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A5" style:family="table-cell">
      <style:table-cell-properties style:writing-mode="page"/>
    </style:style>
    <style:style style:name="Table1.B5" style:family="table-cell">
      <style:table-cell-properties style:writing-mode="page"/>
    </style:style>
    <style:style style:name="Table1.C5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b6d45" officeooo:paragraph-rsid="001b6d4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b6d45" officeooo:paragraph-rsid="001b6d45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bda7e" officeooo:paragraph-rsid="001bda7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dcd1a" officeooo:paragraph-rsid="001dcd1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b6d45" officeooo:paragraph-rsid="001b6d4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dcd1a"/>
    </style:style>
    <style:style style:name="P7" style:family="paragraph" style:parent-style-name="Standard">
      <style:paragraph-properties fo:text-align="start" style:justify-single-word="false"/>
      <style:text-properties officeooo:paragraph-rsid="001ea8ed"/>
    </style:style>
    <style:style style:name="P8" style:family="paragraph" style:parent-style-name="Standard">
      <style:paragraph-properties fo:text-align="start" style:justify-single-word="false"/>
      <style:text-properties officeooo:rsid="001dcd1a" officeooo:paragraph-rsid="001dcd1a"/>
    </style:style>
    <style:style style:name="P9" style:family="paragraph" style:parent-style-name="Standard">
      <style:paragraph-properties fo:text-align="start" style:justify-single-word="false"/>
      <style:text-properties officeooo:rsid="001ea8ed" officeooo:paragraph-rsid="001ea8ed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1ea8ed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paragraph-rsid="001dcd1a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weight="normal" officeooo:paragraph-rsid="001dcd1a" style:font-weight-asian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weight="normal" officeooo:rsid="001dcd1a" officeooo:paragraph-rsid="001dcd1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dcd1a" officeooo:paragraph-rsid="001dcd1a" style:font-weight-asian="normal" style:font-weight-complex="normal"/>
    </style:style>
    <style:style style:name="P15" style:family="paragraph" style:parent-style-name="Standard" style:list-style-name="L10">
      <style:paragraph-properties fo:text-align="start" style:justify-single-word="false"/>
      <style:text-properties fo:font-weight="normal" officeooo:rsid="001ea8ed" officeooo:paragraph-rsid="001ea8e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ea8ed" officeooo:paragraph-rsid="001ea8ed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officeooo:rsid="001bda7e" officeooo:paragraph-rsid="001bda7e" style:font-size-asian="15pt" style:font-size-complex="15pt"/>
    </style:style>
    <style:style style:name="P19" style:family="paragraph" style:parent-style-name="Table_20_Contents">
      <style:paragraph-properties fo:text-align="start" style:justify-single-word="false"/>
      <style:text-properties fo:font-size="15pt" officeooo:rsid="001bda7e" officeooo:paragraph-rsid="001bda7e" style:font-size-asian="15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officeooo:rsid="001dcd1a" officeooo:paragraph-rsid="001dcd1a" style:font-size-asian="15pt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fo:font-size="15pt" officeooo:rsid="001ea8ed" officeooo:paragraph-rsid="001ea8ed" style:font-size-asian="15pt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fo:font-size="15pt" fo:font-weight="bold" officeooo:rsid="001dcd1a" officeooo:paragraph-rsid="001dcd1a" style:font-size-asian="15pt" style:font-weight-asian="bold" style:font-size-complex="1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5pt" fo:font-weight="bold" officeooo:rsid="001bda7e" officeooo:paragraph-rsid="001bda7e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bda7e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dcd1a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ea8e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eba5e" style:font-size-asian="15pt" style:font-weight-asian="bold" style:font-size-complex="15pt" style:font-weight-complex="bold"/>
    </style:style>
    <style:style style:name="T6" style:family="text">
      <style:text-properties fo:font-size="15pt" fo:font-weight="normal" officeooo:rsid="001eba5e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1dcd1a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1ea8ed" style:font-size-asian="15pt" style:font-weight-asian="normal" style:font-size-complex="15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officeooo:rsid="001eba5e" style:font-size-asian="15pt" style:font-size-complex="15pt"/>
    </style:style>
    <style:style style:name="T11" style:family="text">
      <style:text-properties fo:font-size="15pt" officeooo:rsid="001dcd1a" style:font-size-asian="15pt" style:font-size-complex="15pt"/>
    </style:style>
    <style:style style:name="T12" style:family="text">
      <style:text-properties fo:font-size="15pt" officeooo:rsid="001bda7e" style:font-size-asian="15pt" style:font-size-complex="15pt"/>
    </style:style>
    <style:style style:name="T13" style:family="text">
      <style:text-properties officeooo:rsid="001eba5e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7cm" fo:text-indent="-0.635cm" fo:margin-left="8.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05cm" fo:text-indent="-0.635cm" fo:margin-left="8.70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AMEEKSHA.P</text:p>
      <text:p text:style-name="P1"/>
      <text:p text:style-name="P2">Date of birth:21/02/2001 <text:s text:c="59"/></text:p>
      <text:p text:style-name="P2"/>
      <text:p text:style-name="P2">Email id: <text:a xlink:type="simple" xlink:href="mailto:sameekshap2001@gmail.com" text:style-name="Internet_20_link" text:visited-style-name="Visited_20_Internet_20_Link">sameekshap2001@gmail.com</text:a></text:p>
      <text:p text:style-name="P2"/>
      <text:p text:style-name="P2">Contact No:9880681507</text:p>
      <text:p text:style-name="P2"/>
      <text:p text:style-name="P4">Gender: Female</text:p>
      <text:p text:style-name="P2"/>
      <text:p text:style-name="P2">Address: Pura house</text:p>
      <text:p text:style-name="P2"><text:tab/> <text:s text:c="6"/>Markanja post and village</text:p>
      <text:p text:style-name="P2"><text:s text:c="16"/>Sullia Taluk,Dakshina Kannada</text:p>
      <text:p text:style-name="P2"><text:s text:c="17"/>574248</text:p>
      <text:p text:style-name="P2"/>
      <text:p text:style-name="P2">Qualification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05440352976">
          <table:table-cell table:style-name="Table1.A1" office:value-type="string">
            <text:p text:style-name="P22">Course</text:p>
          </table:table-cell>
          <table:table-cell table:style-name="Table1.A1" office:value-type="string">
            <text:p text:style-name="P23">Institution</text:p>
          </table:table-cell>
          <table:table-cell table:style-name="Table1.A1" office:value-type="string">
            <text:p text:style-name="P22">Class</text:p>
          </table:table-cell>
          <table:table-cell table:style-name="Table1.A1" office:value-type="string">
            <text:p text:style-name="P23">Passing year</text:p>
          </table:table-cell>
        </table:table-row>
        <table:table-row table:style-name="TableLine94205440352976">
          <table:table-cell table:style-name="Table1.A4" office:value-type="string">
            <text:p text:style-name="P18">MCA</text:p>
          </table:table-cell>
          <table:table-cell table:style-name="Table1.B2" office:value-type="string">
            <text:p text:style-name="P19">Vivekananda college of engineering and technology puttur</text:p>
          </table:table-cell>
          <table:table-cell table:style-name="Table1.C4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 table:style-name="TableLine94205440352976">
          <table:table-cell table:style-name="Table1.A5" office:value-type="string">
            <text:p text:style-name="P18">BCA</text:p>
          </table:table-cell>
          <table:table-cell table:style-name="Table1.B3" office:value-type="string">
            <text:p text:style-name="P19">St.philomena college Puttur</text:p>
          </table:table-cell>
          <table:table-cell table:style-name="Table1.C5" office:value-type="string">
            <text:p text:style-name="P20">First class</text:p>
          </table:table-cell>
          <table:table-cell table:style-name="Table1.D3" office:value-type="string">
            <text:p text:style-name="P20">2021</text:p>
          </table:table-cell>
        </table:table-row>
        <table:table-row table:style-name="TableLine94205440352976">
          <table:table-cell table:style-name="Table1.A4" office:value-type="string">
            <text:p text:style-name="P18">PUC</text:p>
          </table:table-cell>
          <table:table-cell table:style-name="Table1.B4" office:value-type="string">
            <text:p text:style-name="P19">Govt pre university college</text:p>
            <text:p text:style-name="P19">Sullia</text:p>
          </table:table-cell>
          <table:table-cell table:style-name="Table1.C4" office:value-type="string">
            <text:p text:style-name="P20">First class</text:p>
          </table:table-cell>
          <table:table-cell table:style-name="Table1.D4" office:value-type="string">
            <text:p text:style-name="P21">2018</text:p>
          </table:table-cell>
        </table:table-row>
        <table:table-row table:style-name="TableLine94205440352976">
          <table:table-cell table:style-name="Table1.A5" office:value-type="string">
            <text:p text:style-name="P18">SSLC</text:p>
          </table:table-cell>
          <table:table-cell table:style-name="Table1.B5" office:value-type="string">
            <text:p text:style-name="P19">Morarji desai residential school panja</text:p>
          </table:table-cell>
          <table:table-cell table:style-name="Table1.C5" office:value-type="string">
            <text:p text:style-name="P20">First class</text:p>
          </table:table-cell>
          <table:table-cell table:style-name="Table1.D5" office:value-type="string">
            <text:p text:style-name="P21">2016</text:p>
          </table:table-cell>
        </table:table-row>
      </table:table>
      <text:p text:style-name="P2"/>
      <text:p text:style-name="P2"/>
      <text:p text:style-name="P3">Skills: </text:p>
      <text:list xml:id="list1916246614" text:style-name="L1">
        <text:list-item>
          <text:p text:style-name="P11"><text:span text:style-name="T11">C/C++</text:span></text:p>
        </text:list-item>
        <text:list-item>
          <text:p text:style-name="P11"><text:span text:style-name="T11">Operating System</text:span></text:p>
        </text:list-item>
        <text:list-item>
          <text:p text:style-name="P11"><text:span text:style-name="T11">DBMS</text:span></text:p>
        </text:list-item>
        <text:list-item>
          <text:p text:style-name="P11"><text:span text:style-name="T11">MS Vistual studio</text:span></text:p>
        </text:list-item>
        <text:list-item>
          <text:p text:style-name="P11"><text:span text:style-name="T11">MS Office</text:span><text:span text:style-name="T12"><text:tab/></text:span></text:p>
          <text:p text:style-name="P11"><text:span text:style-name="T11"/></text:p>
        </text:list-item>
      </text:list>
      <text:p text:style-name="P6"><text:span text:style-name="T3">Project :</text:span></text:p>
      <text:p text:style-name="P9"><text:span text:style-name="T1">Project name:TECHFUSION</text:span></text:p>
      <text:p text:style-name="P6"><text:span text:style-name="T4">Title: </text:span><text:span text:style-name="T7">Virtual Data Room For C</text:span><text:span text:style-name="T8">harted accountant</text:span></text:p>
      <text:p text:style-name="P7"><text:span text:style-name="T5">Back</text:span><text:span text:style-name="T4"> end: </text:span><text:span text:style-name="T6">php</text:span></text:p>
      <text:p text:style-name="P7"><text:span text:style-name="T5">Description:</text:span></text:p>
      <text:p text:style-name="P7"><text:span text:style-name="T5"><text:s text:c="6"/></text:span><text:span text:style-name="T6">storing the audited files and <text:s/>anyware it can access the files</text:span></text:p>
      <text:p text:style-name="P10"><text:span text:style-name="T10"><text:s text:c="5"/>and the client can easily updated the querries</text:span></text:p>
      <text:p text:style-name="P7"><text:soft-page-break/><text:span text:style-name="T5"/></text:p>
      <text:p text:style-name="P7"><text:span text:style-name="T5"/></text:p>
      <text:p text:style-name="P8"><text:span text:style-name="T2">H</text:span><text:span text:style-name="T1">obbies:</text:span></text:p>
      <text:list xml:id="list2774690251" text:style-name="L5">
        <text:list-item>
          <text:p text:style-name="P12"><text:span text:style-name="T11">Cooking</text:span></text:p>
        </text:list-item>
        <text:list-item>
          <text:p text:style-name="P12"><text:span text:style-name="T11">Gardening</text:span></text:p>
          <text:p text:style-name="P12"><text:span text:style-name="T11"/></text:p>
        </text:list-item>
      </text:list>
      <text:p text:style-name="P8"><text:span text:style-name="T1">Extra Curicular:</text:span></text:p>
      <text:list xml:id="list3168415951" text:style-name="L6">
        <text:list-item>
          <text:p text:style-name="P13"><text:span text:style-name="T9">NSS Voluntier</text:span></text:p>
        </text:list-item>
        <text:list-item>
          <text:p text:style-name="P13"><text:span text:style-name="T9">Athlet</text:span></text:p>
        </text:list-item>
      </text:list>
      <text:p text:style-name="P14"><text:span text:style-name="T9"/></text:p>
      <text:p text:style-name="P9"><text:span text:style-name="T1">Certification:</text:span></text:p>
      <text:list xml:id="list1696044045" text:style-name="L10">
        <text:list-item>
          <text:p text:style-name="P15"><text:span text:style-name="T9">Mobile Application Development</text:span></text:p>
        </text:list-item>
      </text:list>
      <text:p text:style-name="P16"><text:span text:style-name="T9"/></text:p>
      <text:p text:style-name="P9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4:04:55.307150686</meta:creation-date>
    <dc:date>2022-07-12T14:58:48.763710080</dc:date>
    <meta:editing-duration>PT1M37S</meta:editing-duration>
    <meta:editing-cycles>1</meta:editing-cycles>
    <meta:document-statistic meta:table-count="1" meta:image-count="0" meta:object-count="0" meta:page-count="2" meta:paragraph-count="52" meta:word-count="129" meta:character-count="942" meta:non-whitespace-character-count="760"/>
    <meta:generator>LibreOffice/6.4.7.2$Linux_X86_64 LibreOffice_project/40$Build-2</meta:generator>
  </office:meta>
</office:document-meta>
</file>